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ca" fo:country="ES" officeooo:rsid="0018a97a" officeooo:paragraph-rsid="0018a97a"/>
    </style:style>
    <style:style style:name="P2" style:family="paragraph" style:parent-style-name="Standard">
      <style:text-properties fo:language="ca" fo:country="ES" officeooo:rsid="0018a97a" officeooo:paragraph-rsid="00195999"/>
    </style:style>
    <style:style style:name="T1" style:family="text">
      <style:text-properties officeooo:rsid="00195999"/>
    </style:style>
    <style:style style:name="T2" style:family="text">
      <style:text-properties officeooo:rsid="0019b7d0"/>
    </style:style>
    <style:style style:name="T3" style:family="text">
      <style:text-properties officeooo:rsid="001a42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l i com s'explica a la seva pàgina web, és un sistema disenyat de forma científica, pedagògica i andragògica que s'adapta continuamente a la idiosincràsia i necessitates físiques, psicològiques i morals dels ciutadans, les seves institucions i les unitats policials i militars de cada país, essent el seu pilar fonamental la prevenció i dissuació, emprant com a mitjà l'estratègia i tàctiques psicològiques, l'estudi de l'expressió corporal recolzat en l'ús correcte de tècniques físiques utilitzant les armes tant corporals com de qualsevol tipus disponible en les diferents àrees de l'autodefensa, sent extremadament eficaç, fàcil d'aprendre i, si és necessari, amb una forta oposició bèl·lica, oferint la capacitació necessària per a véncer un agressor o agressors de forma immediata i contundent, tot això complementat per l'aprenentatge d'altres coneixements. A més dels beneficis de l'esport i donant fortalesa psicològica desenvolupant intel·ligència emocional, a través de la disciplina marcial, la qual cosa fa que les persones practicants del KAISENDO desenvolupin la capacitat de ser exitosos en tots els aspectes de la seva vida.</text:p>
      <text:p text:style-name="P1"/>
      <text:p text:style-name="P1">El Kaisendo pot ser practicat per tota mena de persones, aportant-li grans beneficis i contagiant els altres d'aquests beneficis.</text:p>
      <text:p text:style-name="P1"></text:p>
      <text:p text:style-name="P2">tal i com s'explica a la seva pàgina web, és un sistema disenyat de forma científica, pedagògica i andragògica que s'adapta continuamente a la idiosincràsia i necessitates físiques, psicològiques i morals de <text:span text:style-name="T1">la gent. E</text:span>l seu pilar fonamental <text:span text:style-name="T1">són </text:span>la prevenció i dissuació, emprant com a mitjà l'estratègia, tàctiques psicològiques <text:span text:style-name="T1">i </text:span>l'estudi de l'expressió corporal, recolzat en <text:span text:style-name="T1">el correcte </text:span>ús de tècniques físiques <text:span text:style-name="T2">tant amb</text:span> les armes tant corporals com de qualsevol tipus disponible en les àrees de l'autodefensa. <text:span text:style-name="T2">Resulta</text:span> extremadament eficaç, fàcil d'aprendre i, si és necessari, amb una forta oposició bèl·lica, oferint la capacitació necessària per a véncer un agressor o agressors de forma immediata i contundent, tot això complementat per l'aprenentatge d'altres coneixements. A més dels beneficis de l'esport, <text:span text:style-name="T3">dóna</text:span> fortalesa psicològica desenvolupant intel·ligència emocional, a través de la disciplina marcial, la qual cosa fa que les persones practicants del KAISENDO desenvolupin la capacitat de ser exitosos en tots els aspectes de la seva vi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 </meta:initial-creator>
    <meta:creation-date>2015-01-25T22:04:22.817075201</meta:creation-date>
    <dc:date>2015-01-25T22:17:47.969009094</dc:date>
    <dc:creator>Pau </dc:creator>
    <meta:editing-duration>PT1M56S</meta:editing-duration>
    <meta:editing-cycles>4</meta:editing-cycles>
    <meta:generator>LibreOffice/4.2.7.2$Linux_X86_64 LibreOffice_project/420m0$Build-2</meta:generator>
    <meta:document-statistic meta:table-count="0" meta:image-count="0" meta:object-count="0" meta:page-count="1" meta:paragraph-count="4" meta:word-count="346" meta:character-count="2327" meta:non-whitespace-character-count="1983"/>
  </office:meta>
</office:document-meta>
</file>